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60d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c60d6" officeooo:paragraph-rsid="001c60d6"/>
    </style:style>
    <style:style style:name="P5" style:family="paragraph" style:parent-style-name="Standard">
      <style:text-properties officeooo:paragraph-rsid="001c60d6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Monospace" fo:font-size="10pt" fo:font-weight="bold" officeooo:rsid="001c60d6" officeooo:paragraph-rsid="001c60d6" style:font-size-asian="10pt" style:font-weight-asian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style:font-size-asian="10pt"/>
    </style:style>
    <style:style style:name="P8" style:family="paragraph" style:parent-style-name="Standard">
      <style:text-properties fo:color="#000000" loext:opacity="100%" style:font-name="Monospace" fo:font-size="10pt" officeooo:rsid="001c60d6" officeooo:paragraph-rsid="001c60d6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officeooo:rsid="001c60d6" officeooo:paragraph-rsid="001c60d6" style:font-size-asian="10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7f0055" loext:opacity="100%" style:font-name="Monospace" fo:font-size="10pt" fo:font-weight="bold" officeooo:rsid="001c60d6" style:font-size-asian="10pt" style:font-weight-asian="bold"/>
    </style:style>
    <style:style style:name="T3" style:family="text">
      <style:text-properties fo:color="#7f0055" loext:opacity="100%" fo:font-weight="bold" style:font-weight-asian="bold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Monospace" fo:font-size="10pt" style:font-size-asian="10pt"/>
    </style:style>
    <style:style style:name="T6" style:family="text">
      <style:text-properties fo:color="#000000" loext:opacity="100%" style:font-name="Monospace" fo:font-size="10pt" officeooo:rsid="001c60d6" style:font-size-asian="10pt"/>
    </style:style>
    <style:style style:name="T7" style:family="text">
      <style:text-properties fo:color="#000000" loext:opacity="100%" style:font-name="Monospace" fo:font-size="10pt" fo:font-style="italic" style:font-size-asian="10pt" style:font-style-asian="italic"/>
    </style:style>
    <style:style style:name="T8" style:family="text">
      <style:text-properties fo:color="#0000c0" loext:opacity="100%" style:font-name="Monospace" fo:font-size="10pt" style:font-size-asian="10pt"/>
    </style:style>
    <style:style style:name="T9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fo:color="#0000c0" loext:opacity="100%" style:font-name="Monospace" fo:font-size="10pt" fo:font-style="italic" style:font-size-asian="10pt" style:font-style-asian="italic"/>
    </style:style>
    <style:style style:name="T11" style:family="text">
      <style:text-properties fo:color="#6a3e3e" loext:opacity="100%" style:font-name="Monospace" fo:font-size="10pt" style:font-size-asian="10pt"/>
    </style:style>
    <style:style style:name="T12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3f7f5f" loext:opacity="100%" style:font-name="Monospace" fo:font-size="10pt" style:font-size-asian="10pt"/>
    </style:style>
    <style:style style:name="T1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loext:opacity="100%" style:font-name="Monospace" fo:font-size="10pt" style:font-size-asian="10pt"/>
    </style:style>
    <style:style style:name="T16" style:family="text">
      <style:text-properties fo:color="#646464" loext:opacity="100%" style:font-name="Monospace" fo:font-size="10pt" style:font-size-asian="10pt"/>
    </style:style>
    <style:style style:name="T17" style:family="text">
      <style:text-properties officeooo:rsid="001cf6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/text:p>
      <text:p text:style-name="P6"><text:s text:c="17"/><text:span text:style-name="T17">Java Exercise Day-4</text:span></text:p>
      <text:p text:style-name="P6"/>
      <text:p text:style-name="P6"/>
      <text:p text:style-name="P6"/>
      <text:p text:style-name="P1"><text:span text:style-name="T2">1.</text:span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Account {</text:span></text:p>
      <text:p text:style-name="P1"><text:span text:style-name="T5"><text:s text:c="4"/></text:span><text:span text:style-name="T1">protected</text:span><text:span text:style-name="T5"> </text:span><text:span text:style-name="T1">double</text:span><text:span text:style-name="T5"> </text:span><text:span text:style-name="T8">balance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Account(</text:span><text:span text:style-name="T1">double</text:span><text:span text:style-name="T5"> </text:span><text:span text:style-name="T11">initBalance</text:span><text:span text:style-name="T5">) {</text:span></text:p>
      <text:p text:style-name="P1"><text:span text:style-name="T5"><text:s text:c="8"/></text:span><text:span text:style-name="T1">this</text:span><text:span text:style-name="T5">.</text:span><text:span text:style-name="T8">balance</text:span><text:span text:style-name="T5"> = </text:span><text:span text:style-name="T11">initBalanc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double</text:span><text:span text:style-name="T5"> getBalance() {</text:span></text:p>
      <text:p text:style-name="P1"><text:span text:style-name="T5"><text:s text:c="8"/></text:span><text:span text:style-name="T1">return</text:span><text:span text:style-name="T5"> </text:span><text:span text:style-name="T8">balanc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boolean</text:span><text:span text:style-name="T5"> deposit(</text:span><text:span text:style-name="T1">double</text:span><text:span text:style-name="T5"> </text:span><text:span text:style-name="T11">amt</text:span><text:span text:style-name="T5">) {</text:span></text:p>
      <text:p text:style-name="P1"><text:span text:style-name="T5"><text:s text:c="8"/></text:span><text:span text:style-name="T1">if</text:span><text:span text:style-name="T5"> (</text:span><text:span text:style-name="T11">amt</text:span><text:span text:style-name="T5"> &gt; 0) {</text:span></text:p>
      <text:p text:style-name="P1"><text:span text:style-name="T5"><text:s text:c="12"/></text:span><text:span text:style-name="T8">balance</text:span><text:span text:style-name="T5"> = </text:span><text:span text:style-name="T8">balance</text:span><text:span text:style-name="T5">+</text:span><text:span text:style-name="T11">amt</text:span><text:span text:style-name="T5">;</text:span></text:p>
      <text:p text:style-name="P1"><text:span text:style-name="T5"><text:s text:c="12"/></text:span><text:span text:style-name="T1">return</text:span><text:span text:style-name="T5"> </text:span><text:span text:style-name="T1">true</text:span><text:span text:style-name="T5">;</text:span></text:p>
      <text:p text:style-name="P7"><text:s text:c="8"/>}</text:p>
      <text:p text:style-name="P1"><text:span text:style-name="T5"><text:s text:c="8"/></text:span><text:span text:style-name="T1">return</text:span><text:span text:style-name="T5"> </text:span><text:span text:style-name="T1">fals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boolean</text:span><text:span text:style-name="T5"> withdraw(</text:span><text:span text:style-name="T1">double</text:span><text:span text:style-name="T5"> </text:span><text:span text:style-name="T11">amt</text:span><text:span text:style-name="T5">) {</text:span></text:p>
      <text:p text:style-name="P1"><text:span text:style-name="T5"><text:s text:c="8"/></text:span><text:span text:style-name="T1">if</text:span><text:span text:style-name="T5"> (</text:span><text:span text:style-name="T11">amt</text:span><text:span text:style-name="T5"> &gt; 0 &amp;&amp; </text:span><text:span text:style-name="T11">amt</text:span><text:span text:style-name="T5"> &lt;= </text:span><text:span text:style-name="T8">balance</text:span><text:span text:style-name="T5">) {</text:span></text:p>
      <text:p text:style-name="P1"><text:span text:style-name="T5"><text:s text:c="12"/></text:span><text:span text:style-name="T8">balance</text:span><text:span text:style-name="T5"> = </text:span><text:span text:style-name="T8">balance</text:span><text:span text:style-name="T5">-</text:span><text:span text:style-name="T11">amt</text:span><text:span text:style-name="T5">;</text:span></text:p>
      <text:p text:style-name="P1"><text:span text:style-name="T5"><text:s text:c="12"/></text:span><text:span text:style-name="T1">return</text:span><text:span text:style-name="T5"> </text:span><text:span text:style-name="T1">true</text:span><text:span text:style-name="T5">;</text:span></text:p>
      <text:p text:style-name="P7"><text:s text:c="8"/>}</text:p>
      <text:p text:style-name="P1"><text:span text:style-name="T5"><text:s text:c="8"/></text:span><text:span text:style-name="T1">return</text:span><text:span text:style-name="T5"> </text:span><text:span text:style-name="T1">false</text:span><text:span text:style-name="T5">;</text:span></text:p>
      <text:p text:style-name="P7"><text:s text:c="4"/>}</text:p>
      <text:p text:style-name="P7">}</text:p>
      <text:p text:style-name="P7"/>
      <text:p text:style-name="P3"><text:span text:style-name="T3">package</text:span><text:span text:style-name="T4"> com.java.dailyExercisesday4;</text:span></text:p>
      <text:p text:style-name="P3"/>
      <text:p text:style-name="P1"><text:span text:style-name="T1">class</text:span><text:span text:style-name="T5"> SavingsAccount </text:span><text:span text:style-name="T1">extends</text:span><text:span text:style-name="T5"> Account {</text:span></text:p>
      <text:p text:style-name="P1"><text:span text:style-name="T5"><text:s text:c="4"/></text:span><text:span text:style-name="T1">private</text:span><text:span text:style-name="T5"> </text:span><text:span text:style-name="T1">double</text:span><text:span text:style-name="T5"> </text:span><text:span text:style-name="T8">interestRate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SavingsAccount(</text:span><text:span text:style-name="T1">double</text:span><text:span text:style-name="T5"> </text:span><text:span text:style-name="T11">initBalance</text:span><text:span text:style-name="T5">, </text:span><text:span text:style-name="T1">double</text:span><text:span text:style-name="T5"> </text:span><text:span text:style-name="T11">interestRate</text:span><text:span text:style-name="T5">) {</text:span></text:p>
      <text:p text:style-name="P1"><text:span text:style-name="T5"><text:s text:c="8"/></text:span><text:span text:style-name="T1">super</text:span><text:span text:style-name="T5">(</text:span><text:span text:style-name="T11">initBalance</text:span><text:span text:style-name="T5">);</text:span></text:p>
      <text:p text:style-name="P1"><text:span text:style-name="T5"><text:s text:c="8"/></text:span><text:span text:style-name="T1">this</text:span><text:span text:style-name="T5">.</text:span><text:span text:style-name="T8">interestRate</text:span><text:span text:style-name="T5"> = </text:span><text:span text:style-name="T11">interestRat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double</text:span><text:span text:style-name="T5"> getInterestRate() {</text:span></text:p>
      <text:p text:style-name="P1"><text:span text:style-name="T5"><text:s text:c="8"/></text:span><text:span text:style-name="T1">return</text:span><text:span text:style-name="T5"> </text:span><text:span text:style-name="T8">interestRate</text:span><text:span text:style-name="T5">;</text:span></text:p>
      <text:p text:style-name="P7"><text:s text:c="4"/>}</text:p>
      <text:p text:style-name="P7">}</text:p>
      <text:p text:style-name="P3"/>
      <text:p text:style-name="P1"><text:span text:style-name="T1">class</text:span><text:span text:style-name="T5"> CheckingAccount1 </text:span><text:span text:style-name="T1">extends</text:span><text:span text:style-name="T5"> Account {</text:span></text:p>
      <text:p text:style-name="P1"><text:span text:style-name="T5"><text:s text:c="4"/></text:span><text:span text:style-name="T1">private</text:span><text:span text:style-name="T5"> </text:span><text:span text:style-name="T1">double</text:span><text:span text:style-name="T5"> </text:span><text:span text:style-name="T8">overdraftAmount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CheckingAccount1(</text:span><text:span text:style-name="T1">double</text:span><text:span text:style-name="T5"> </text:span><text:span text:style-name="T11">initBalance</text:span><text:span text:style-name="T5">, </text:span><text:span text:style-name="T1">double</text:span><text:span text:style-name="T5"> </text:span><text:span text:style-name="T11">overdraft</text:span><text:span text:style-name="T5">) {</text:span></text:p>
      <text:p text:style-name="P1"><text:span text:style-name="T5"><text:s text:c="8"/></text:span><text:span text:style-name="T1">super</text:span><text:span text:style-name="T5">(</text:span><text:span text:style-name="T11">initBalance</text:span><text:span text:style-name="T5">);</text:span></text:p>
      <text:p text:style-name="P1"><text:span text:style-name="T5"><text:s text:c="8"/></text:span><text:span text:style-name="T1">this</text:span><text:span text:style-name="T5">.</text:span><text:span text:style-name="T8">overdraftAmount</text:span><text:span text:style-name="T5"> = </text:span><text:span text:style-name="T11">overdraft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CheckingAccount1(</text:span><text:span text:style-name="T1">double</text:span><text:span text:style-name="T5"> </text:span><text:span text:style-name="T11">initBalance</text:span><text:span text:style-name="T5">) {</text:span></text:p>
      <text:p text:style-name="P1"><text:span text:style-name="T5"><text:s text:c="8"/></text:span><text:span text:style-name="T1">this</text:span><text:span text:style-name="T5">(</text:span><text:span text:style-name="T11">initBalance</text:span><text:span text:style-name="T5">, 0.0);</text:span></text:p>
      <text:p text:style-name="P7"><text:s text:c="4"/>}</text:p>
      <text:p text:style-name="P3"/>
      <text:p text:style-name="P1"><text:soft-page-break/><text:span text:style-name="T5"><text:s text:c="4"/></text:span><text:span text:style-name="T16">@Override</text:span></text:p>
      <text:p text:style-name="P1"><text:span text:style-name="T5"><text:s text:c="4"/></text:span><text:span text:style-name="T1">public</text:span><text:span text:style-name="T5"> </text:span><text:span text:style-name="T1">boolean</text:span><text:span text:style-name="T5"> withdraw(</text:span><text:span text:style-name="T1">double</text:span><text:span text:style-name="T5"> </text:span><text:span text:style-name="T11">amt</text:span><text:span text:style-name="T5">) {</text:span></text:p>
      <text:p text:style-name="P1"><text:span text:style-name="T5"><text:s text:c="8"/></text:span><text:span text:style-name="T1">if</text:span><text:span text:style-name="T5"> (</text:span><text:span text:style-name="T11">amt</text:span><text:span text:style-name="T5"> &gt; 0 &amp;&amp; </text:span><text:span text:style-name="T11">amt</text:span><text:span text:style-name="T5"> &lt;= (</text:span><text:span text:style-name="T8">balance</text:span><text:span text:style-name="T5"> + </text:span><text:span text:style-name="T8">overdraftAmount</text:span><text:span text:style-name="T5">)) {</text:span></text:p>
      <text:p text:style-name="P1"><text:span text:style-name="T5"><text:s text:c="12"/></text:span><text:span text:style-name="T8">balance</text:span><text:span text:style-name="T5"> -= </text:span><text:span text:style-name="T11">amt</text:span><text:span text:style-name="T5">;</text:span></text:p>
      <text:p text:style-name="P1"><text:span text:style-name="T5"><text:s text:c="12"/></text:span><text:span text:style-name="T1">return</text:span><text:span text:style-name="T5"> </text:span><text:span text:style-name="T1">true</text:span><text:span text:style-name="T5">;</text:span></text:p>
      <text:p text:style-name="P7"><text:s text:c="8"/>}</text:p>
      <text:p text:style-name="P1"><text:span text:style-name="T5"><text:s text:c="8"/></text:span><text:span text:style-name="T1">return</text:span><text:span text:style-name="T5"> </text:span><text:span text:style-name="T1">false</text:span><text:span text:style-name="T5">;</text:span></text:p>
      <text:p text:style-name="P7"><text:s text:c="4"/>}</text:p>
      <text:p text:style-name="P7">}</text:p>
      <text:p text:style-name="P3"/>
      <text:p text:style-name="P4"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Accountdemo {</text:span></text:p>
      <text:p text:style-name="P1"><text:span text:style-name="T5"><text:s text:c="4"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1">args</text:span><text:span text:style-name="T5">) {</text:span></text:p>
      <text:p text:style-name="P1"><text:span text:style-name="T5"><text:s text:c="8"/></text:span><text:span text:style-name="T13">// Testing Account class</text:span></text:p>
      <text:p text:style-name="P1"><text:span text:style-name="T5"><text:s text:c="8"/>Account </text:span><text:span text:style-name="T11">account</text:span><text:span text:style-name="T5"> = </text:span><text:span text:style-name="T1">new</text:span><text:span text:style-name="T5"> Account(1000);</text:span></text:p>
      <text:p text:style-name="P1"><text:span text:style-name="T5"><text:s text:c="8"/>System.</text:span><text:span text:style-name="T9">out</text:span><text:span text:style-name="T5">.println(</text:span><text:span text:style-name="T15">"Account balance: $"</text:span><text:span text:style-name="T5"> + </text:span><text:span text:style-name="T11">account</text:span><text:span text:style-name="T5">.getBalance());</text:span></text:p>
      <text:p text:style-name="P1"><text:span text:style-name="T5"><text:s text:c="8"/></text:span><text:span text:style-name="T11">account</text:span><text:span text:style-name="T5">.deposit(500);</text:span></text:p>
      <text:p text:style-name="P1"><text:span text:style-name="T5"><text:s text:c="8"/>System.</text:span><text:span text:style-name="T9">out</text:span><text:span text:style-name="T5">.println(</text:span><text:span text:style-name="T15">"Account balance after deposit: $"</text:span><text:span text:style-name="T5"> + </text:span><text:span text:style-name="T11">account</text:span><text:span text:style-name="T5">.getBalance());</text:span></text:p>
      <text:p text:style-name="P1"><text:span text:style-name="T5"><text:s text:c="8"/></text:span><text:span text:style-name="T11">account</text:span><text:span text:style-name="T5">.withdraw(200);</text:span></text:p>
      <text:p text:style-name="P1"><text:span text:style-name="T5"><text:s text:c="8"/>System.</text:span><text:span text:style-name="T9">out</text:span><text:span text:style-name="T5">.println(</text:span><text:span text:style-name="T15">"Account balance after withdrawal: $"</text:span><text:span text:style-name="T5"> + </text:span><text:span text:style-name="T11">account</text:span><text:span text:style-name="T5">.getBalance());</text:span></text:p>
      <text:p text:style-name="P3"/>
      <text:p text:style-name="P1"><text:span text:style-name="T5"><text:s text:c="8"/></text:span><text:span text:style-name="T13">// Testing SavingsAccount class</text:span></text:p>
      <text:p text:style-name="P1"><text:span text:style-name="T5"><text:s text:c="8"/>SavingsAccount </text:span><text:span text:style-name="T11">savingsAccount</text:span><text:span text:style-name="T5"> = </text:span><text:span text:style-name="T1">new</text:span><text:span text:style-name="T5"> SavingsAccount(1000, 0.05);</text:span></text:p>
      <text:p text:style-name="P1"><text:span text:style-name="T5"><text:s text:c="8"/>System.</text:span><text:span text:style-name="T9">out</text:span><text:span text:style-name="T5">.println(</text:span><text:span text:style-name="T15">"SavingsAccount balance: $"</text:span><text:span text:style-name="T5"> + </text:span><text:span text:style-name="T11">savingsAccount</text:span><text:span text:style-name="T5">.getBalance());</text:span></text:p>
      <text:p text:style-name="P1"><text:span text:style-name="T5"><text:s text:c="8"/>System.</text:span><text:span text:style-name="T9">out</text:span><text:span text:style-name="T5">.println(</text:span><text:span text:style-name="T15">"SavingsAccount interest rate: "</text:span><text:span text:style-name="T5"> + </text:span><text:span text:style-name="T11">savingsAccount</text:span><text:span text:style-name="T5">.getInterestRate());</text:span></text:p>
      <text:p text:style-name="P1"><text:span text:style-name="T5"><text:s text:c="8"/></text:span><text:span text:style-name="T11">savingsAccount</text:span><text:span text:style-name="T5">.deposit(500);</text:span></text:p>
      <text:p text:style-name="P1"><text:span text:style-name="T5"><text:s text:c="8"/>System.</text:span><text:span text:style-name="T9">out</text:span><text:span text:style-name="T5">.println(</text:span><text:span text:style-name="T15">"SavingsAccount balance after deposit: $"</text:span><text:span text:style-name="T5"> + </text:span><text:span text:style-name="T11">savingsAccount</text:span><text:span text:style-name="T5">.getBalance());</text:span></text:p>
      <text:p text:style-name="P1"><text:span text:style-name="T5"><text:s text:c="8"/></text:span><text:span text:style-name="T11">savingsAccount</text:span><text:span text:style-name="T5">.withdraw(200);</text:span></text:p>
      <text:p text:style-name="P1"><text:span text:style-name="T5"><text:s text:c="8"/>System.</text:span><text:span text:style-name="T9">out</text:span><text:span text:style-name="T5">.println(</text:span><text:span text:style-name="T15">"SavingsAccount balance after withdrawal: $"</text:span><text:span text:style-name="T5"> + </text:span><text:span text:style-name="T11">savingsAccount</text:span><text:span text:style-name="T5">.getBalance());</text:span></text:p>
      <text:p text:style-name="P3"/>
      <text:p text:style-name="P1"><text:span text:style-name="T5"><text:s text:c="8"/></text:span><text:span text:style-name="T13">// Testing CheckingAccount class</text:span></text:p>
      <text:p text:style-name="P1"><text:span text:style-name="T5"><text:s text:c="8"/>CheckingAccount1 </text:span><text:span text:style-name="T11">checkingAccount1</text:span><text:span text:style-name="T5"> = </text:span><text:span text:style-name="T1">new</text:span><text:span text:style-name="T5"> CheckingAccount1(1000, 500);</text:span></text:p>
      <text:p text:style-name="P1"><text:span text:style-name="T5"><text:s text:c="8"/>System.</text:span><text:span text:style-name="T9">out</text:span><text:span text:style-name="T5">.println(</text:span><text:span text:style-name="T15">"CheckingAccount1 balance: $"</text:span><text:span text:style-name="T5"> + </text:span><text:span text:style-name="T11">checkingAccount1</text:span><text:span text:style-name="T5">.getBalance());</text:span></text:p>
      <text:p text:style-name="P1"><text:span text:style-name="T5"><text:s text:c="8"/></text:span><text:span text:style-name="T11">checkingAccount1</text:span><text:span text:style-name="T5">.deposit(500);</text:span></text:p>
      <text:p text:style-name="P1"><text:span text:style-name="T5"><text:s text:c="8"/>System.</text:span><text:span text:style-name="T9">out</text:span><text:span text:style-name="T5">.println(</text:span><text:span text:style-name="T15">"CheckingAccount1 balance after deposit: $"</text:span><text:span text:style-name="T5"> + </text:span><text:span text:style-name="T11">checkingAccount1</text:span><text:span text:style-name="T5">.getBalance());</text:span></text:p>
      <text:p text:style-name="P1"><text:span text:style-name="T5"><text:s text:c="8"/></text:span><text:span text:style-name="T11">checkingAccount1</text:span><text:span text:style-name="T5">.withdraw(2000); </text:span><text:span text:style-name="T13">// This will succeed due to overdraft</text:span></text:p>
      <text:p text:style-name="P1"><text:span text:style-name="T5"><text:s text:c="8"/>System.</text:span><text:span text:style-name="T9">out</text:span><text:span text:style-name="T5">.println(</text:span><text:span text:style-name="T15">"CheckingAccount1 balance after withdrawal: $"</text:span><text:span text:style-name="T5"> + </text:span><text:span text:style-name="T11">checkingAccount1</text:span><text:span text:style-name="T5">.getBalance());</text:span></text:p>
      <text:p text:style-name="P3"/>
      <text:p text:style-name="P1"><text:span text:style-name="T5"><text:s text:c="8"/>CheckingAccount1 </text:span><text:span text:style-name="T11">checkingAccount2</text:span><text:span text:style-name="T5"> = </text:span><text:span text:style-name="T1">new</text:span><text:span text:style-name="T5"> CheckingAccount1(1000);</text:span></text:p>
      <text:p text:style-name="P1"><text:span text:style-name="T5"><text:s text:c="8"/>System.</text:span><text:span text:style-name="T9">out</text:span><text:span text:style-name="T5">.println(</text:span><text:span text:style-name="T15">"CheckingAccount2 balance: $"</text:span><text:span text:style-name="T5"> + </text:span><text:span text:style-name="T11">checkingAccount2</text:span><text:span text:style-name="T5">.getBalance());</text:span></text:p>
      <text:p text:style-name="P1"><text:span text:style-name="T5"><text:s text:c="8"/></text:span><text:span text:style-name="T11">checkingAccount2</text:span><text:span text:style-name="T5">.deposit(500);</text:span></text:p>
      <text:p text:style-name="P1"><text:span text:style-name="T5"><text:s text:c="8"/>System.</text:span><text:span text:style-name="T9">out</text:span><text:span text:style-name="T5">.println(</text:span><text:span text:style-name="T15">"CheckingAccount2 balance after deposit: $"</text:span><text:span text:style-name="T5"> + </text:span><text:span text:style-name="T11">checkingAccount2</text:span><text:span text:style-name="T5">.getBalance());</text:span></text:p>
      <text:p text:style-name="P1"><text:span text:style-name="T5"><text:s text:c="8"/></text:span><text:span text:style-name="T11">checkingAccount2</text:span><text:span text:style-name="T5">.withdraw(2000); </text:span><text:span text:style-name="T13">// This will fail due to no overdraft</text:span></text:p>
      <text:p text:style-name="P1"><text:span text:style-name="T5"><text:s text:c="8"/>System.</text:span><text:span text:style-name="T9">out</text:span><text:span text:style-name="T5">.println(</text:span><text:span text:style-name="T15">"CheckingAccount2 balance after attempted withdrawal: $"</text:span><text:span text:style-name="T5"> + </text:span><text:span text:style-name="T11">checkingAccount2</text:span><text:span text:style-name="T5">.getBalance());</text:span></text:p>
      <text:p text:style-name="P7"><text:s text:c="4"/>}</text:p>
      <text:p text:style-name="P8">}</text:p>
      <text:p text:style-name="P8"/>
      <text:p text:style-name="P8"/>
      <text:p text:style-name="P8"/>
      <text:p text:style-name="P8"><text:soft-page-break/></text:p>
      <text:p text:style-name="P5"><text:span text:style-name="T6">2.</text:span><text:span text:style-name="T1">package</text:span><text:span text:style-name="T5"> com.java.dailyExercisesday4;</text:span></text:p>
      <text:p text:style-name="P1"><text:span text:style-name="T1">class</text:span><text:span text:style-name="T5"> Animal {</text:span></text:p>
      <text:p text:style-name="P1"><text:span text:style-name="T5"><text:s/></text:span><text:span text:style-name="T1">public</text:span><text:span text:style-name="T5"> </text:span><text:span text:style-name="T1">void</text:span><text:span text:style-name="T5"> shout() {</text:span></text:p>
      <text:p text:style-name="P1"><text:span text:style-name="T5"><text:s text:c="5"/>System.</text:span><text:span text:style-name="T9">out</text:span><text:span text:style-name="T5">.println(</text:span><text:span text:style-name="T15">"Some generic animal sound"</text:span><text:span text:style-name="T5">);</text:span></text:p>
      <text:p text:style-name="P7"><text:s/>}</text:p>
      <text:p text:style-name="P7">}</text:p>
      <text:p text:style-name="P1"><text:span text:style-name="T1">class</text:span><text:span text:style-name="T5"> Cat </text:span><text:span text:style-name="T1">extends</text:span><text:span text:style-name="T5"> Animal {</text:span></text:p>
      <text:p text:style-name="P1"><text:span text:style-name="T5"><text:tab/> </text:span><text:span text:style-name="T16">@Override</text:span></text:p>
      <text:p text:style-name="P1"><text:span text:style-name="T5"><text:tab/> </text:span><text:span text:style-name="T1">public</text:span><text:span text:style-name="T5"> </text:span><text:span text:style-name="T1">void</text:span><text:span text:style-name="T5"> shout() {</text:span></text:p>
      <text:p text:style-name="P1"><text:span text:style-name="T5"><text:tab/> <text:s text:c="4"/>System.</text:span><text:span text:style-name="T9">out</text:span><text:span text:style-name="T5">.println(</text:span><text:span text:style-name="T15">"Meow! Meow!"</text:span><text:span text:style-name="T5">);</text:span></text:p>
      <text:p text:style-name="P7"><text:tab/> }</text:p>
      <text:p text:style-name="P7">}</text:p>
      <text:p text:style-name="P1"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Dog </text:span><text:span text:style-name="T1">extends</text:span><text:span text:style-name="T5"> Animal {</text:span></text:p>
      <text:p text:style-name="P1"><text:span text:style-name="T5"><text:tab/> </text:span><text:span text:style-name="T16">@Override</text:span></text:p>
      <text:p text:style-name="P1"><text:span text:style-name="T5"><text:tab/> </text:span><text:span text:style-name="T1">public</text:span><text:span text:style-name="T5"> </text:span><text:span text:style-name="T1">void</text:span><text:span text:style-name="T5"> shout() {</text:span></text:p>
      <text:p text:style-name="P1"><text:span text:style-name="T5"><text:tab/> <text:s text:c="4"/>System.</text:span><text:span text:style-name="T9">out</text:span><text:span text:style-name="T5">.println(</text:span><text:span text:style-name="T15">"Woof! Woof!"</text:span><text:span text:style-name="T5">);</text:span></text:p>
      <text:p text:style-name="P7"><text:tab/> }</text:p>
      <text:p text:style-name="P7">}</text:p>
      <text:p text:style-name="P1"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Horse </text:span><text:span text:style-name="T1">extends</text:span><text:span text:style-name="T5"> Animal {</text:span></text:p>
      <text:p text:style-name="P1"><text:span text:style-name="T5"><text:tab/> </text:span><text:span text:style-name="T16">@Override</text:span></text:p>
      <text:p text:style-name="P1"><text:span text:style-name="T5"><text:tab/> </text:span><text:span text:style-name="T1">public</text:span><text:span text:style-name="T5"> </text:span><text:span text:style-name="T1">void</text:span><text:span text:style-name="T5"> shout() {</text:span></text:p>
      <text:p text:style-name="P1"><text:span text:style-name="T5"><text:tab/> <text:s text:c="4"/>System.</text:span><text:span text:style-name="T9">out</text:span><text:span text:style-name="T5">.println(</text:span><text:span text:style-name="T15">"Neigh! Neigh!"</text:span><text:span text:style-name="T5">);</text:span></text:p>
      <text:p text:style-name="P7"><text:tab/> }</text:p>
      <text:p text:style-name="P7">}</text:p>
      <text:p text:style-name="P4"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Animaldemo {</text:span></text:p>
      <text:p text:style-name="P3"/>
      <text:p text:style-name="P1"><text:span text:style-name="T5"><text:tab/><text:tab/> 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1">args</text:span><text:span text:style-name="T5">) {</text:span></text:p>
      <text:p text:style-name="P1"><text:span text:style-name="T5"><text:tab/><text:tab/> <text:s text:c="4"/></text:span><text:span text:style-name="T13">// Creating instances of Animal subclasses</text:span></text:p>
      <text:p text:style-name="P1"><text:span text:style-name="T5"><text:tab/><text:tab/> <text:s text:c="4"/>Animal </text:span><text:span text:style-name="T11">dog</text:span><text:span text:style-name="T5"> = </text:span><text:span text:style-name="T1">new</text:span><text:span text:style-name="T5"> Dog();</text:span></text:p>
      <text:p text:style-name="P1"><text:span text:style-name="T5"><text:tab/><text:tab/> <text:s text:c="4"/>Animal </text:span><text:span text:style-name="T11">horse</text:span><text:span text:style-name="T5"> = </text:span><text:span text:style-name="T1">new</text:span><text:span text:style-name="T5"> Horse();</text:span></text:p>
      <text:p text:style-name="P1"><text:span text:style-name="T5"><text:tab/><text:tab/> <text:s text:c="4"/>Animal </text:span><text:span text:style-name="T11">cat</text:span><text:span text:style-name="T5"> = </text:span><text:span text:style-name="T1">new</text:span><text:span text:style-name="T5"> Cat();</text:span></text:p>
      <text:p text:style-name="P3"/>
      <text:p text:style-name="P1"><text:span text:style-name="T5"><text:tab/><text:tab/> <text:s text:c="4"/></text:span><text:span text:style-name="T13">// Making each animal shout using the Animal variable</text:span></text:p>
      <text:p text:style-name="P1"><text:span text:style-name="T5"><text:tab/><text:tab/> <text:s text:c="4"/></text:span><text:span text:style-name="T11">dog</text:span><text:span text:style-name="T5">.shout(); <text:s text:c="2"/></text:span><text:span text:style-name="T13">// Outputs: Woof! Woof!</text:span></text:p>
      <text:p text:style-name="P1"><text:span text:style-name="T5"><text:tab/><text:tab/> <text:s text:c="4"/></text:span><text:span text:style-name="T11">horse</text:span><text:span text:style-name="T5">.shout(); </text:span><text:span text:style-name="T13">// Outputs: Neigh! Neigh!</text:span></text:p>
      <text:p text:style-name="P1"><text:span text:style-name="T5"><text:tab/><text:tab/> <text:s text:c="4"/></text:span><text:span text:style-name="T11">cat</text:span><text:span text:style-name="T5">.shout(); <text:s text:c="2"/></text:span><text:span text:style-name="T13">// Outputs: </text:span><text:span text:style-name="T14">Meow</text:span><text:span text:style-name="T13">! </text:span><text:span text:style-name="T14">Meow</text:span><text:span text:style-name="T13">!</text:span></text:p>
      <text:p text:style-name="P7"><text:tab/><text:tab/> </text:p>
      <text:p text:style-name="P7"><text:tab/><text:tab/>}</text:p>
      <text:p text:style-name="P3"/>
      <text:p text:style-name="P7">}</text:p>
      <text:p text:style-name="P8"/>
      <text:p text:style-name="P8"/>
      <text:p text:style-name="P8"/>
      <text:p text:style-name="P5"><text:span text:style-name="T6">3.</text:span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Car {</text:span></text:p>
      <text:p text:style-name="P1"><text:span text:style-name="T5"><text:s text:c="4"/></text:span><text:span text:style-name="T1">protected</text:span><text:span text:style-name="T5"> </text:span><text:span text:style-name="T1">int</text:span><text:span text:style-name="T5"> </text:span><text:span text:style-name="T8">speed</text:span><text:span text:style-name="T5">;</text:span></text:p>
      <text:p text:style-name="P1"><text:span text:style-name="T5"><text:s text:c="4"/></text:span><text:span text:style-name="T1">protected</text:span><text:span text:style-name="T5"> </text:span><text:span text:style-name="T1">int</text:span><text:span text:style-name="T5"> </text:span><text:span text:style-name="T8">noOfGear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Car() {</text:span></text:p>
      <text:p text:style-name="P1"><text:span text:style-name="T5"><text:s text:c="8"/></text:span><text:span text:style-name="T1">this</text:span><text:span text:style-name="T5">.</text:span><text:span text:style-name="T8">speed</text:span><text:span text:style-name="T5"> = 0;</text:span></text:p>
      <text:p text:style-name="P1"><text:span text:style-name="T5"><text:s text:c="8"/></text:span><text:span text:style-name="T1">this</text:span><text:span text:style-name="T5">.</text:span><text:span text:style-name="T8">noOfGear</text:span><text:span text:style-name="T5"> = 0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void</text:span><text:span text:style-name="T5"> drive(</text:span><text:span text:style-name="T1">int</text:span><text:span text:style-name="T5"> </text:span><text:span text:style-name="T11">speed</text:span><text:span text:style-name="T5">, </text:span><text:span text:style-name="T1">int</text:span><text:span text:style-name="T5"> </text:span><text:span text:style-name="T11">noOfGear</text:span><text:span text:style-name="T5">) {</text:span></text:p>
      <text:p text:style-name="P1"><text:soft-page-break/><text:span text:style-name="T5"><text:s text:c="8"/></text:span><text:span text:style-name="T1">this</text:span><text:span text:style-name="T5">.</text:span><text:span text:style-name="T8">speed</text:span><text:span text:style-name="T5"> = </text:span><text:span text:style-name="T11">speed</text:span><text:span text:style-name="T5">;</text:span></text:p>
      <text:p text:style-name="P1"><text:span text:style-name="T5"><text:s text:c="8"/></text:span><text:span text:style-name="T1">this</text:span><text:span text:style-name="T5">.</text:span><text:span text:style-name="T8">noOfGear</text:span><text:span text:style-name="T5"> = </text:span><text:span text:style-name="T11">noOfGear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void</text:span><text:span text:style-name="T5"> display() {</text:span></text:p>
      <text:p text:style-name="P1"><text:span text:style-name="T5"><text:s text:c="8"/>System.</text:span><text:span text:style-name="T9">out</text:span><text:span text:style-name="T5">.println(</text:span><text:span text:style-name="T15">"Speed: "</text:span><text:span text:style-name="T5"> + </text:span><text:span text:style-name="T8">speed</text:span><text:span text:style-name="T5"> + </text:span><text:span text:style-name="T15">" km/h"</text:span><text:span text:style-name="T5">);</text:span></text:p>
      <text:p text:style-name="P1"><text:span text:style-name="T5"><text:s text:c="8"/>System.</text:span><text:span text:style-name="T9">out</text:span><text:span text:style-name="T5">.println(</text:span><text:span text:style-name="T15">"Number of Gears: "</text:span><text:span text:style-name="T5"> + </text:span><text:span text:style-name="T8">noOfGear</text:span><text:span text:style-name="T5">);</text:span></text:p>
      <text:p text:style-name="P7"><text:s text:c="4"/>}</text:p>
      <text:p text:style-name="P7">}</text:p>
      <text:p text:style-name="P3"/>
      <text:p text:style-name="P1"><text:span text:style-name="T1">class</text:span><text:span text:style-name="T5"> SportCar </text:span><text:span text:style-name="T1">extends</text:span><text:span text:style-name="T5"> Car {</text:span></text:p>
      <text:p text:style-name="P7"><text:tab/></text:p>
      <text:p text:style-name="P1"><text:span text:style-name="T5"><text:s text:c="4"/></text:span><text:span text:style-name="T1">private</text:span><text:span text:style-name="T5"> String </text:span><text:span text:style-name="T8">AirBallonType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SportCar() {</text:span></text:p>
      <text:p text:style-name="P1"><text:span text:style-name="T5"><text:s text:c="8"/></text:span><text:span text:style-name="T1">super</text:span><text:span text:style-name="T5">();</text:span></text:p>
      <text:p text:style-name="P1"><text:span text:style-name="T5"><text:s text:c="8"/></text:span><text:span text:style-name="T1">this</text:span><text:span text:style-name="T5">.</text:span><text:span text:style-name="T8">AirBallonType</text:span><text:span text:style-name="T5"> = </text:span><text:span text:style-name="T15">""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void</text:span><text:span text:style-name="T5"> drive(</text:span><text:span text:style-name="T1">int</text:span><text:span text:style-name="T5"> </text:span><text:span text:style-name="T11">speed</text:span><text:span text:style-name="T5">, </text:span><text:span text:style-name="T1">int</text:span><text:span text:style-name="T5"> </text:span><text:span text:style-name="T11">noOfGear</text:span><text:span text:style-name="T5">, String </text:span><text:span text:style-name="T11">AirBallonType</text:span><text:span text:style-name="T5">) {</text:span></text:p>
      <text:p text:style-name="P1"><text:span text:style-name="T5"><text:s text:c="8"/></text:span><text:span text:style-name="T1">super</text:span><text:span text:style-name="T5">.drive(</text:span><text:span text:style-name="T11">speed</text:span><text:span text:style-name="T5">, </text:span><text:span text:style-name="T11">noOfGear</text:span><text:span text:style-name="T5">);</text:span></text:p>
      <text:p text:style-name="P1"><text:span text:style-name="T5"><text:s text:c="8"/></text:span><text:span text:style-name="T1">this</text:span><text:span text:style-name="T5">.</text:span><text:span text:style-name="T8">AirBallonType</text:span><text:span text:style-name="T5"> = </text:span><text:span text:style-name="T11">AirBallonType</text:span><text:span text:style-name="T5">;</text:span></text:p>
      <text:p text:style-name="P1"><text:span text:style-name="T5"><text:s text:c="8"/>System.</text:span><text:span text:style-name="T9">out</text:span><text:span text:style-name="T5">.println(</text:span><text:span text:style-name="T15">"Initial Speed: "</text:span><text:span text:style-name="T5"> + </text:span><text:span text:style-name="T1">this</text:span><text:span text:style-name="T5">.</text:span><text:span text:style-name="T8">speed</text:span><text:span text:style-name="T5">);</text:span></text:p>
      <text:p text:style-name="P1"><text:span text:style-name="T5"><text:s text:c="8"/>System.</text:span><text:span text:style-name="T9">out</text:span><text:span text:style-name="T5">.println(</text:span><text:span text:style-name="T15">"Initial Number of Gears: "</text:span><text:span text:style-name="T5"> + </text:span><text:span text:style-name="T1">this</text:span><text:span text:style-name="T5">.</text:span><text:span text:style-name="T8">noOfGear</text:span><text:span text:style-name="T5">);</text:span></text:p>
      <text:p text:style-name="P7"><text:s text:c="4"/>}</text:p>
      <text:p text:style-name="P3"/>
      <text:p text:style-name="P1"><text:span text:style-name="T5"><text:s text:c="4"/></text:span><text:span text:style-name="T16">@Override</text:span></text:p>
      <text:p text:style-name="P1"><text:span text:style-name="T5"><text:s text:c="4"/></text:span><text:span text:style-name="T1">public</text:span><text:span text:style-name="T5"> </text:span><text:span text:style-name="T1">void</text:span><text:span text:style-name="T5"> display() {</text:span></text:p>
      <text:p text:style-name="P1"><text:span text:style-name="T5"><text:s text:c="8"/></text:span><text:span text:style-name="T1">super</text:span><text:span text:style-name="T5">.display();</text:span></text:p>
      <text:p text:style-name="P1"><text:span text:style-name="T5"><text:s text:c="8"/>System.</text:span><text:span text:style-name="T9">out</text:span><text:span text:style-name="T5">.println(</text:span><text:span text:style-name="T15">"Air Balloon Type: "</text:span><text:span text:style-name="T5"> + </text:span><text:span text:style-name="T8">AirBallonType</text:span><text:span text:style-name="T5">);</text:span></text:p>
      <text:p text:style-name="P7"><text:s text:c="4"/>}</text:p>
      <text:p text:style-name="P3"/>
      <text:p text:style-name="P8">}</text:p>
      <text:p text:style-name="P4"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Cardemo{ </text:span></text:p>
      <text:p text:style-name="P1"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1">args</text:span><text:span text:style-name="T5">) {</text:span></text:p>
      <text:p text:style-name="P1"><text:span text:style-name="T5"><text:s text:c="8"/>Car </text:span><text:span text:style-name="T11">car</text:span><text:span text:style-name="T5"> = </text:span><text:span text:style-name="T1">new</text:span><text:span text:style-name="T5"> Car();</text:span></text:p>
      <text:p text:style-name="P1"><text:span text:style-name="T5"><text:s text:c="8"/></text:span><text:span text:style-name="T11">car</text:span><text:span text:style-name="T5">.drive(100, 5);</text:span></text:p>
      <text:p text:style-name="P1"><text:span text:style-name="T5"><text:s text:c="8"/></text:span><text:span text:style-name="T11">car</text:span><text:span text:style-name="T5">.display();</text:span></text:p>
      <text:p text:style-name="P3"/>
      <text:p text:style-name="P1"><text:span text:style-name="T5"><text:s text:c="8"/>System.</text:span><text:span text:style-name="T9">out</text:span><text:span text:style-name="T5">.println(</text:span><text:span text:style-name="T15">"\nSportCar:"</text:span><text:span text:style-name="T5">);</text:span></text:p>
      <text:p text:style-name="P1"><text:span text:style-name="T5"><text:s text:c="8"/>SportCar </text:span><text:span text:style-name="T11">sportCar</text:span><text:span text:style-name="T5"> = </text:span><text:span text:style-name="T1">new</text:span><text:span text:style-name="T5"> SportCar();</text:span></text:p>
      <text:p text:style-name="P1"><text:span text:style-name="T5"><text:s text:c="8"/></text:span><text:span text:style-name="T11">sportCar</text:span><text:span text:style-name="T5">.drive(150, 6, </text:span><text:span text:style-name="T15">"Type A"</text:span><text:span text:style-name="T5">);</text:span></text:p>
      <text:p text:style-name="P1"><text:span text:style-name="T5"><text:s text:c="8"/></text:span><text:span text:style-name="T11">sportCar</text:span><text:span text:style-name="T5">.display();</text:span></text:p>
      <text:p text:style-name="P7"><text:s text:c="4"/>}</text:p>
      <text:p text:style-name="P8">}</text:p>
      <text:p text:style-name="P8"/>
      <text:p text:style-name="P8"/>
      <text:p text:style-name="P5"><text:span text:style-name="T6">4.</text:span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Payment {</text:span></text:p>
      <text:p text:style-name="P7"><text:tab/></text:p>
      <text:p text:style-name="P1"><text:span text:style-name="T5"><text:tab/> <text:s text:c="3"/></text:span><text:span text:style-name="T1">private</text:span><text:span text:style-name="T5"> </text:span><text:span text:style-name="T1">double</text:span><text:span text:style-name="T5"> </text:span><text:span text:style-name="T8">amount</text:span><text:span text:style-name="T5">;</text:span></text:p>
      <text:p text:style-name="P3"/>
      <text:p text:style-name="P1"><text:span text:style-name="T5"><text:tab/> <text:s text:c="3"/></text:span><text:span text:style-name="T1">public</text:span><text:span text:style-name="T5"> Payment(</text:span><text:span text:style-name="T1">double</text:span><text:span text:style-name="T5"> </text:span><text:span text:style-name="T11">amount</text:span><text:span text:style-name="T5">) {</text:span></text:p>
      <text:p text:style-name="P1"><text:span text:style-name="T5"><text:tab/> <text:s text:c="7"/></text:span><text:span text:style-name="T1">this</text:span><text:span text:style-name="T5">.</text:span><text:span text:style-name="T8">amount</text:span><text:span text:style-name="T5"> = </text:span><text:span text:style-name="T11">amount</text:span><text:span text:style-name="T5">;</text:span></text:p>
      <text:p text:style-name="P7"><text:tab/> <text:s text:c="3"/>}</text:p>
      <text:p text:style-name="P3"/>
      <text:p text:style-name="P1"><text:span text:style-name="T5"><text:tab/> <text:s text:c="3"/></text:span><text:span text:style-name="T1">public</text:span><text:span text:style-name="T5"> </text:span><text:span text:style-name="T1">double</text:span><text:span text:style-name="T5"> getAmount() {</text:span></text:p>
      <text:p text:style-name="P1"><text:span text:style-name="T5"><text:tab/> <text:s text:c="7"/></text:span><text:span text:style-name="T1">return</text:span><text:span text:style-name="T5"> </text:span><text:span text:style-name="T8">amount</text:span><text:span text:style-name="T5">;</text:span></text:p>
      <text:p text:style-name="P7"><text:tab/> <text:s text:c="3"/>}</text:p>
      <text:p text:style-name="P3"><text:soft-page-break/></text:p>
      <text:p text:style-name="P1"><text:span text:style-name="T5"><text:tab/> <text:s text:c="3"/></text:span><text:span text:style-name="T1">public</text:span><text:span text:style-name="T5"> </text:span><text:span text:style-name="T1">void</text:span><text:span text:style-name="T5"> setAmount(</text:span><text:span text:style-name="T1">double</text:span><text:span text:style-name="T5"> </text:span><text:span text:style-name="T11">amount</text:span><text:span text:style-name="T5">) {</text:span></text:p>
      <text:p text:style-name="P1"><text:span text:style-name="T5"><text:tab/> <text:s text:c="7"/></text:span><text:span text:style-name="T1">this</text:span><text:span text:style-name="T5">.</text:span><text:span text:style-name="T8">amount</text:span><text:span text:style-name="T5"> = </text:span><text:span text:style-name="T11">amount</text:span><text:span text:style-name="T5">;</text:span></text:p>
      <text:p text:style-name="P7"><text:tab/> <text:s text:c="3"/>}</text:p>
      <text:p text:style-name="P3"/>
      <text:p text:style-name="P1"><text:span text:style-name="T5"><text:tab/> <text:s text:c="3"/></text:span><text:span text:style-name="T1">public</text:span><text:span text:style-name="T5"> </text:span><text:span text:style-name="T1">void</text:span><text:span text:style-name="T5"> paymentDetails() {</text:span></text:p>
      <text:p text:style-name="P1"><text:span text:style-name="T5"><text:tab/> <text:s text:c="7"/>System.</text:span><text:span text:style-name="T9">out</text:span><text:span text:style-name="T5">.println(</text:span><text:span text:style-name="T15">"The payment amount is $"</text:span><text:span text:style-name="T5"> + </text:span><text:span text:style-name="T8">amount</text:span><text:span text:style-name="T5">);</text:span></text:p>
      <text:p text:style-name="P7"><text:tab/> <text:s text:c="3"/>}</text:p>
      <text:p text:style-name="P7"><text:tab/></text:p>
      <text:p text:style-name="P3"/>
      <text:p text:style-name="P7">}</text:p>
      <text:p text:style-name="P7"/>
      <text:p text:style-name="P1"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Cashpayment </text:span><text:span text:style-name="T1">extends</text:span><text:span text:style-name="T5"> Payment {</text:span></text:p>
      <text:p text:style-name="P3"/>
      <text:p text:style-name="P1"><text:span text:style-name="T5"><text:tab/></text:span><text:span text:style-name="T1">public</text:span><text:span text:style-name="T5"> Cashpayment(</text:span><text:span text:style-name="T1">double</text:span><text:span text:style-name="T5"> </text:span><text:span text:style-name="T11">amount</text:span><text:span text:style-name="T5">) {</text:span></text:p>
      <text:p text:style-name="P1"><text:span text:style-name="T5"><text:tab/><text:tab/></text:span><text:span text:style-name="T1">super</text:span><text:span text:style-name="T5">(</text:span><text:span text:style-name="T11">amount</text:span><text:span text:style-name="T5">);</text:span></text:p>
      <text:p text:style-name="P7"><text:tab/>}</text:p>
      <text:p text:style-name="P3"/>
      <text:p text:style-name="P1"><text:span text:style-name="T5"><text:tab/></text:span><text:span text:style-name="T16">@Override</text:span></text:p>
      <text:p text:style-name="P1"><text:span text:style-name="T5"><text:tab/></text:span><text:span text:style-name="T1">public</text:span><text:span text:style-name="T5"> </text:span><text:span text:style-name="T1">void</text:span><text:span text:style-name="T5"> paymentDetails() {</text:span></text:p>
      <text:p text:style-name="P1"><text:span text:style-name="T5"><text:tab/><text:tab/>System.</text:span><text:span text:style-name="T9">out</text:span><text:span text:style-name="T5">.println(</text:span><text:span text:style-name="T15">"The payment amount of $"</text:span><text:span text:style-name="T5"> + getAmount() + </text:span><text:span text:style-name="T15">" is made in cash."</text:span><text:span text:style-name="T5">);</text:span></text:p>
      <text:p text:style-name="P7"><text:tab/>}</text:p>
      <text:p text:style-name="P3"/>
      <text:p text:style-name="P7">}</text:p>
      <text:p text:style-name="P1"><text:span text:style-name="T1">package</text:span><text:span text:style-name="T5"> com.java.dailyExercisesday4;</text:span></text:p>
      <text:p text:style-name="P3"/>
      <text:p text:style-name="P1"><text:span text:style-name="T1">class</text:span><text:span text:style-name="T5"> CreditCardPayment </text:span><text:span text:style-name="T1">extends</text:span><text:span text:style-name="T5"> Payment {</text:span></text:p>
      <text:p text:style-name="P1"><text:span text:style-name="T5"><text:s text:c="4"/></text:span><text:span text:style-name="T1">private</text:span><text:span text:style-name="T5"> String </text:span><text:span text:style-name="T8">nameOnCard</text:span><text:span text:style-name="T5">;</text:span></text:p>
      <text:p text:style-name="P1"><text:span text:style-name="T5"><text:s text:c="4"/></text:span><text:span text:style-name="T1">private</text:span><text:span text:style-name="T5"> String </text:span><text:span text:style-name="T8">expirationDate</text:span><text:span text:style-name="T5">;</text:span></text:p>
      <text:p text:style-name="P1"><text:span text:style-name="T5"><text:s text:c="4"/></text:span><text:span text:style-name="T1">private</text:span><text:span text:style-name="T5"> String </text:span><text:span text:style-name="T8">creditCardNumber</text:span><text:span text:style-name="T5">;</text:span></text:p>
      <text:p text:style-name="P3"/>
      <text:p text:style-name="P1"><text:span text:style-name="T5"><text:s text:c="4"/></text:span><text:span text:style-name="T1">public</text:span><text:span text:style-name="T5"> CreditCardPayment(</text:span><text:span text:style-name="T1">double</text:span><text:span text:style-name="T5"> </text:span><text:span text:style-name="T11">amount</text:span><text:span text:style-name="T5">, String </text:span><text:span text:style-name="T11">nameOnCard</text:span><text:span text:style-name="T5">, String </text:span><text:span text:style-name="T11">expirationDate</text:span><text:span text:style-name="T5">, String </text:span><text:span text:style-name="T11">creditCardNumber</text:span><text:span text:style-name="T5">) {</text:span></text:p>
      <text:p text:style-name="P1"><text:span text:style-name="T5"><text:s text:c="8"/></text:span><text:span text:style-name="T1">super</text:span><text:span text:style-name="T5">(</text:span><text:span text:style-name="T11">amount</text:span><text:span text:style-name="T5">);</text:span></text:p>
      <text:p text:style-name="P1"><text:span text:style-name="T5"><text:s text:c="8"/></text:span><text:span text:style-name="T1">this</text:span><text:span text:style-name="T5">.</text:span><text:span text:style-name="T8">nameOnCard</text:span><text:span text:style-name="T5"> = </text:span><text:span text:style-name="T11">nameOnCard</text:span><text:span text:style-name="T5">;</text:span></text:p>
      <text:p text:style-name="P1"><text:span text:style-name="T5"><text:s text:c="8"/></text:span><text:span text:style-name="T1">this</text:span><text:span text:style-name="T5">.</text:span><text:span text:style-name="T8">expirationDate</text:span><text:span text:style-name="T5"> = </text:span><text:span text:style-name="T11">expirationDate</text:span><text:span text:style-name="T5">;</text:span></text:p>
      <text:p text:style-name="P1"><text:span text:style-name="T5"><text:s text:c="8"/></text:span><text:span text:style-name="T1">this</text:span><text:span text:style-name="T5">.</text:span><text:span text:style-name="T8">creditCardNumber</text:span><text:span text:style-name="T5"> = </text:span><text:span text:style-name="T11">creditCardNumber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String getNameOnCard() {</text:span></text:p>
      <text:p text:style-name="P1"><text:span text:style-name="T5"><text:s text:c="8"/></text:span><text:span text:style-name="T1">return</text:span><text:span text:style-name="T5"> </text:span><text:span text:style-name="T8">nameOnCard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void</text:span><text:span text:style-name="T5"> setNameOnCard(String </text:span><text:span text:style-name="T11">nameOnCard</text:span><text:span text:style-name="T5">) {</text:span></text:p>
      <text:p text:style-name="P1"><text:span text:style-name="T5"><text:s text:c="8"/></text:span><text:span text:style-name="T1">this</text:span><text:span text:style-name="T5">.</text:span><text:span text:style-name="T8">nameOnCard</text:span><text:span text:style-name="T5"> = </text:span><text:span text:style-name="T11">nameOnCard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String getExpirationDate() {</text:span></text:p>
      <text:p text:style-name="P1"><text:span text:style-name="T5"><text:s text:c="8"/></text:span><text:span text:style-name="T1">return</text:span><text:span text:style-name="T5"> </text:span><text:span text:style-name="T8">expirationDat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</text:span><text:span text:style-name="T1">void</text:span><text:span text:style-name="T5"> setExpirationDate(String </text:span><text:span text:style-name="T11">expirationDate</text:span><text:span text:style-name="T5">) {</text:span></text:p>
      <text:p text:style-name="P1"><text:span text:style-name="T5"><text:s text:c="8"/></text:span><text:span text:style-name="T1">this</text:span><text:span text:style-name="T5">.</text:span><text:span text:style-name="T8">expirationDate</text:span><text:span text:style-name="T5"> = </text:span><text:span text:style-name="T11">expirationDate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">public</text:span><text:span text:style-name="T5"> String getCreditCardNumber() {</text:span></text:p>
      <text:p text:style-name="P1"><text:span text:style-name="T5"><text:s text:c="8"/></text:span><text:span text:style-name="T1">return</text:span><text:span text:style-name="T5"> </text:span><text:span text:style-name="T8">creditCardNumber</text:span><text:span text:style-name="T5">;</text:span></text:p>
      <text:p text:style-name="P7"><text:s text:c="4"/>}</text:p>
      <text:p text:style-name="P3"/>
      <text:p text:style-name="P1"><text:soft-page-break/><text:span text:style-name="T5"><text:s text:c="4"/></text:span><text:span text:style-name="T1">public</text:span><text:span text:style-name="T5"> </text:span><text:span text:style-name="T1">void</text:span><text:span text:style-name="T5"> setCreditCardNumber(String </text:span><text:span text:style-name="T11">creditCardNumber</text:span><text:span text:style-name="T5">) {</text:span></text:p>
      <text:p text:style-name="P1"><text:span text:style-name="T5"><text:s text:c="8"/></text:span><text:span text:style-name="T1">this</text:span><text:span text:style-name="T5">.</text:span><text:span text:style-name="T8">creditCardNumber</text:span><text:span text:style-name="T5"> = </text:span><text:span text:style-name="T11">creditCardNumber</text:span><text:span text:style-name="T5">;</text:span></text:p>
      <text:p text:style-name="P7"><text:s text:c="4"/>}</text:p>
      <text:p text:style-name="P3"/>
      <text:p text:style-name="P1"><text:span text:style-name="T5"><text:s text:c="4"/></text:span><text:span text:style-name="T16">@Override</text:span></text:p>
      <text:p text:style-name="P1"><text:span text:style-name="T5"><text:s text:c="4"/></text:span><text:span text:style-name="T1">public</text:span><text:span text:style-name="T5"> </text:span><text:span text:style-name="T1">void</text:span><text:span text:style-name="T5"> paymentDetails() {</text:span></text:p>
      <text:p text:style-name="P1"><text:span text:style-name="T5"><text:s text:c="8"/>System.</text:span><text:span text:style-name="T9">out</text:span><text:span text:style-name="T5">.println(</text:span><text:span text:style-name="T15">"The payment amount of $"</text:span><text:span text:style-name="T5"> + getAmount() + </text:span><text:span text:style-name="T15">" is made using a credit card."</text:span><text:span text:style-name="T5">);</text:span></text:p>
      <text:p text:style-name="P1"><text:span text:style-name="T5"><text:s text:c="8"/>System.</text:span><text:span text:style-name="T9">out</text:span><text:span text:style-name="T5">.println(</text:span><text:span text:style-name="T15">"Cardholder Name: "</text:span><text:span text:style-name="T5"> + </text:span><text:span text:style-name="T8">nameOnCard</text:span><text:span text:style-name="T5">);</text:span></text:p>
      <text:p text:style-name="P1"><text:span text:style-name="T5"><text:s text:c="8"/>System.</text:span><text:span text:style-name="T9">out</text:span><text:span text:style-name="T5">.println(</text:span><text:span text:style-name="T15">"Expiration Date: "</text:span><text:span text:style-name="T5"> + </text:span><text:span text:style-name="T8">expirationDate</text:span><text:span text:style-name="T5">);</text:span></text:p>
      <text:p text:style-name="P1"><text:span text:style-name="T5"><text:s text:c="8"/>System.</text:span><text:span text:style-name="T9">out</text:span><text:span text:style-name="T5">.println(</text:span><text:span text:style-name="T15">"Credit Card Number: "</text:span><text:span text:style-name="T5"> + </text:span><text:span text:style-name="T8">creditCardNumber</text:span><text:span text:style-name="T5">);</text:span></text:p>
      <text:p text:style-name="P7"><text:s text:c="4"/>}</text:p>
      <text:p text:style-name="P7">}</text:p>
      <text:p text:style-name="P1"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Paymentdemo {</text:span></text:p>
      <text:p text:style-name="P7"><text:tab/></text:p>
      <text:p text:style-name="P1"><text:span text:style-name="T5"><text:tab/> <text:s text:c="3"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1">args</text:span><text:span text:style-name="T5">) {</text:span></text:p>
      <text:p text:style-name="P1"><text:span text:style-name="T5"><text:tab/> <text:s text:c="7"/></text:span><text:span text:style-name="T13">// Creating CashPayment objects</text:span></text:p>
      <text:p text:style-name="P1"><text:span text:style-name="T5"><text:tab/> <text:s text:c="7"/>Cashpayment </text:span><text:span text:style-name="T11">cashpayment1</text:span><text:span text:style-name="T5"> = </text:span><text:span text:style-name="T1">new</text:span><text:span text:style-name="T5"> Cashpayment(150.00);</text:span></text:p>
      <text:p text:style-name="P1"><text:span text:style-name="T5"><text:tab/> <text:s text:c="7"/>Cashpayment </text:span><text:span text:style-name="T11">cashpayment2</text:span><text:span text:style-name="T5"> = </text:span><text:span text:style-name="T1">new</text:span><text:span text:style-name="T5"> Cashpayment(75.50);</text:span></text:p>
      <text:p text:style-name="P3"/>
      <text:p text:style-name="P1"><text:span text:style-name="T5"><text:tab/> <text:s text:c="7"/></text:span><text:span text:style-name="T13">// Creating CreditCardPayment objects</text:span></text:p>
      <text:p text:style-name="P1"><text:span text:style-name="T5"><text:tab/> <text:s text:c="7"/>CreditCardPayment </text:span><text:span text:style-name="T11">creditCardPayment1</text:span><text:span text:style-name="T5"> = </text:span><text:span text:style-name="T1">new</text:span><text:span text:style-name="T5"> CreditCardPayment(200.00, </text:span><text:span text:style-name="T15">"John Doe"</text:span><text:span text:style-name="T5">, </text:span><text:span text:style-name="T15">"12/25"</text:span><text:span text:style-name="T5">, </text:span><text:span text:style-name="T15">"1234567890123456"</text:span><text:span text:style-name="T5">);</text:span></text:p>
      <text:p text:style-name="P1"><text:span text:style-name="T5"><text:tab/> <text:s text:c="7"/>CreditCardPayment </text:span><text:span text:style-name="T11">creditCardPayment2</text:span><text:span text:style-name="T5"> = </text:span><text:span text:style-name="T1">new</text:span><text:span text:style-name="T5"> CreditCardPayment(350.75, </text:span><text:span text:style-name="T15">"Jane Smith"</text:span><text:span text:style-name="T5">, </text:span><text:span text:style-name="T15">"08/23"</text:span><text:span text:style-name="T5">, </text:span><text:span text:style-name="T15">"6543210987654321"</text:span><text:span text:style-name="T5">);</text:span></text:p>
      <text:p text:style-name="P3"/>
      <text:p text:style-name="P1"><text:span text:style-name="T5"><text:tab/> <text:s text:c="7"/></text:span><text:span text:style-name="T13">// Displaying payment details</text:span></text:p>
      <text:p text:style-name="P1"><text:span text:style-name="T5"><text:tab/> <text:s text:c="7"/>System.</text:span><text:span text:style-name="T9">out</text:span><text:span text:style-name="T5">.println(</text:span><text:span text:style-name="T15">"Cash Payments:"</text:span><text:span text:style-name="T5">);</text:span></text:p>
      <text:p text:style-name="P1"><text:span text:style-name="T5"><text:tab/> <text:s text:c="7"/></text:span><text:span text:style-name="T11">cashpayment1</text:span><text:span text:style-name="T5">.paymentDetails();</text:span></text:p>
      <text:p text:style-name="P1"><text:span text:style-name="T5"><text:tab/> <text:s text:c="7"/></text:span><text:span text:style-name="T11">cashpayment2</text:span><text:span text:style-name="T5">.paymentDetails();</text:span></text:p>
      <text:p text:style-name="P3"/>
      <text:p text:style-name="P1"><text:span text:style-name="T5"><text:tab/> <text:s text:c="7"/>System.</text:span><text:span text:style-name="T9">out</text:span><text:span text:style-name="T5">.println(</text:span><text:span text:style-name="T15">"\nCredit Card Payments:"</text:span><text:span text:style-name="T5">);</text:span></text:p>
      <text:p text:style-name="P1"><text:span text:style-name="T5"><text:tab/> <text:s text:c="7"/></text:span><text:span text:style-name="T11">creditCardPayment1</text:span><text:span text:style-name="T5">.paymentDetails();</text:span></text:p>
      <text:p text:style-name="P1"><text:span text:style-name="T5"><text:tab/> <text:s text:c="7"/></text:span><text:span text:style-name="T11">creditCardPayment2</text:span><text:span text:style-name="T5">.paymentDetails();</text:span></text:p>
      <text:p text:style-name="P7"><text:tab/> <text:s text:c="3"/>}</text:p>
      <text:p text:style-name="P7"><text:tab/></text:p>
      <text:p text:style-name="P3"/>
      <text:p text:style-name="P7">}</text:p>
      <text:p text:style-name="P7"/>
      <text:p text:style-name="P7"/>
      <text:p text:style-name="P2"><text:span text:style-name="T6">5.</text:span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NoOfObjects {</text:span></text:p>
      <text:p text:style-name="P1"><text:span text:style-name="T5"><text:s text:c="4"/></text:span><text:span text:style-name="T13">// Static variable to keep track of the number of objects created</text:span></text:p>
      <text:p text:style-name="P1"><text:span text:style-name="T5"><text:s text:c="4"/></text:span><text:span text:style-name="T1">private</text:span><text:span text:style-name="T5"> </text:span><text:span text:style-name="T1">static</text:span><text:span text:style-name="T5"> </text:span><text:span text:style-name="T1">int</text:span><text:span text:style-name="T5"> </text:span><text:span text:style-name="T10">count</text:span><text:span text:style-name="T5"> = 0;</text:span></text:p>
      <text:p text:style-name="P3"/>
      <text:p text:style-name="P1"><text:span text:style-name="T5"><text:s text:c="4"/></text:span><text:span text:style-name="T13">// Constructor increments the count whenever a new object is created</text:span></text:p>
      <text:p text:style-name="P1"><text:span text:style-name="T5"><text:s text:c="4"/></text:span><text:span text:style-name="T1">public</text:span><text:span text:style-name="T5"> NoOfObjects() {</text:span></text:p>
      <text:p text:style-name="P1"><text:span text:style-name="T5"><text:s text:c="8"/></text:span><text:span text:style-name="T10">count</text:span><text:span text:style-name="T5">++;</text:span></text:p>
      <text:p text:style-name="P7"><text:s text:c="4"/>}</text:p>
      <text:p text:style-name="P3"/>
      <text:p text:style-name="P1"><text:span text:style-name="T5"><text:s text:c="4"/></text:span><text:span text:style-name="T13">// Static method to get the current count of objects</text:span></text:p>
      <text:p text:style-name="P1"><text:span text:style-name="T5"><text:s text:c="4"/></text:span><text:span text:style-name="T1">public</text:span><text:span text:style-name="T5"> </text:span><text:span text:style-name="T1">static</text:span><text:span text:style-name="T5"> </text:span><text:span text:style-name="T1">int</text:span><text:span text:style-name="T5"> getObjectCount() {</text:span></text:p>
      <text:p text:style-name="P1"><text:span text:style-name="T5"><text:s text:c="8"/></text:span><text:span text:style-name="T1">return</text:span><text:span text:style-name="T5"> </text:span><text:span text:style-name="T10">count</text:span><text:span text:style-name="T5">;</text:span></text:p>
      <text:p text:style-name="P7"><text:s text:c="4"/>}</text:p>
      <text:p text:style-name="P9">}</text:p>
      <text:p text:style-name="P4"><text:span text:style-name="T1">package</text:span><text:span text:style-name="T5"> com.java.dailyExercisesday4;</text:span></text:p>
      <text:p text:style-name="P3"/>
      <text:p text:style-name="P1"><text:span text:style-name="T1">public</text:span><text:span text:style-name="T5"> </text:span><text:span text:style-name="T1">class</text:span><text:span text:style-name="T5"> NoOfObjectsdemo {</text:span></text:p>
      <text:p text:style-name="P1"><text:span text:style-name="T5"><text:tab/><text:tab/> <text:s text:c="3"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11">args</text:span><text:span text:style-name="T5">) {</text:span></text:p>
      <text:p text:style-name="P1"><text:soft-page-break/><text:span text:style-name="T5"><text:tab/> <text:s text:c="7"/></text:span><text:span text:style-name="T13">// Creating instances of ObjectCounter</text:span></text:p>
      <text:p text:style-name="P1"><text:span text:style-name="T5"><text:tab/> <text:s text:c="3"/><text:tab/>NoOfObjects </text:span><text:span text:style-name="T12">obj1</text:span><text:span text:style-name="T5"> = </text:span><text:span text:style-name="T1">new</text:span><text:span text:style-name="T5"> NoOfObjects();</text:span></text:p>
      <text:p text:style-name="P1"><text:span text:style-name="T5"><text:tab/> <text:s text:c="3"/><text:tab/>NoOfObjects </text:span><text:span text:style-name="T12">obj2</text:span><text:span text:style-name="T5"> = </text:span><text:span text:style-name="T1">new</text:span><text:span text:style-name="T5"> NoOfObjects();</text:span></text:p>
      <text:p text:style-name="P1"><text:span text:style-name="T5"><text:tab/> <text:s text:c="3"/><text:tab/>NoOfObjects </text:span><text:span text:style-name="T12">obj3</text:span><text:span text:style-name="T5"> = </text:span><text:span text:style-name="T1">new</text:span><text:span text:style-name="T5"> NoOfObjects();</text:span></text:p>
      <text:p text:style-name="P3"/>
      <text:p text:style-name="P1"><text:span text:style-name="T5"><text:tab/> <text:s text:c="7"/></text:span><text:span text:style-name="T13">// Printing the number of objects created</text:span></text:p>
      <text:p text:style-name="P1"><text:span text:style-name="T5"><text:tab/> <text:s text:c="7"/>System.</text:span><text:span text:style-name="T9">out</text:span><text:span text:style-name="T5">.println(</text:span><text:span text:style-name="T15">"Number of objects created: "</text:span><text:span text:style-name="T5"> + NoOfObjects.</text:span><text:span text:style-name="T7">getObjectCount</text:span><text:span text:style-name="T5">());</text:span></text:p>
      <text:p text:style-name="P3"/>
      <text:p text:style-name="P1"><text:span text:style-name="T5"><text:tab/> <text:s text:c="7"/></text:span><text:span text:style-name="T13">// Creating more instances of ObjectCounter</text:span></text:p>
      <text:p text:style-name="P1"><text:span text:style-name="T5"><text:tab/> <text:s text:c="7"/>NoOfObjects </text:span><text:span text:style-name="T12">obj4</text:span><text:span text:style-name="T5"> = </text:span><text:span text:style-name="T1">new</text:span><text:span text:style-name="T5"> NoOfObjects();</text:span></text:p>
      <text:p text:style-name="P1"><text:span text:style-name="T5"><text:tab/> <text:s text:c="7"/>NoOfObjects </text:span><text:span text:style-name="T12">obj5</text:span><text:span text:style-name="T5"> = </text:span><text:span text:style-name="T1">new</text:span><text:span text:style-name="T5"> NoOfObjects();</text:span></text:p>
      <text:p text:style-name="P3"/>
      <text:p text:style-name="P1"><text:span text:style-name="T5"><text:tab/> <text:s text:c="7"/></text:span><text:span text:style-name="T13">// Printing the updated number of objects created</text:span></text:p>
      <text:p text:style-name="P1"><text:span text:style-name="T5"><text:tab/> <text:s text:c="7"/>System.</text:span><text:span text:style-name="T9">out</text:span><text:span text:style-name="T5">.println(</text:span><text:span text:style-name="T15">"Number of objects created: "</text:span><text:span text:style-name="T5"> + NoOfObjects.</text:span><text:span text:style-name="T7">getObjectCount</text:span><text:span text:style-name="T5">());</text:span></text:p>
      <text:p text:style-name="P7"><text:tab/> <text:s text:c="3"/></text:p>
      <text:p text:style-name="P3"/>
      <text:p text:style-name="P3"/>
      <text:p text:style-name="P3"/>
      <text:p text:style-name="P7"><text:tab/>}</text:p>
      <text:p text:style-name="P3"/>
      <text:p text:style-name="P3"/>
      <text:p text:style-name="P9">}</text:p>
      <text:p text:style-name="P7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36:15.081058355</meta:creation-date>
    <dc:date>2024-06-14T10:47:10.959255371</dc:date>
    <meta:editing-duration>PT10M1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91" meta:word-count="971" meta:character-count="9791" meta:non-whitespace-character-count="7645"/>
  </office:meta>
</office:document-meta>
</file>